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e1e9" officeooo:paragraph-rsid="0010e1e9"/>
    </style:style>
    <style:style style:name="P2" style:family="paragraph" style:parent-style-name="Standard">
      <style:text-properties fo:font-size="13pt" officeooo:rsid="001247e0" officeooo:paragraph-rsid="001247e0" style:font-size-asian="13pt" style:font-size-complex="13pt"/>
    </style:style>
    <style:style style:name="P3" style:family="paragraph" style:parent-style-name="Standard">
      <style:text-properties fo:font-size="13pt" officeooo:rsid="001247e0" officeooo:paragraph-rsid="0013f019" style:font-size-asian="13pt" style:font-size-complex="13pt"/>
    </style:style>
    <style:style style:name="P4" style:family="paragraph" style:parent-style-name="Standard">
      <style:text-properties fo:font-size="13pt" officeooo:rsid="0013f019" officeooo:paragraph-rsid="00147fda" style:font-size-asian="13pt" style:font-size-complex="13pt"/>
    </style:style>
    <style:style style:name="P5" style:family="paragraph" style:parent-style-name="Standard">
      <style:text-properties fo:font-size="14pt" officeooo:rsid="0010e1e9" officeooo:paragraph-rsid="0010e1e9" style:font-size-asian="14pt" style:font-size-complex="14pt"/>
    </style:style>
    <style:style style:name="P6" style:family="paragraph" style:parent-style-name="Standard">
      <style:text-properties fo:font-size="14pt" officeooo:rsid="001247e0" officeooo:paragraph-rsid="001247e0" style:font-size-asian="14pt" style:font-size-complex="14pt"/>
    </style:style>
    <style:style style:name="P7" style:family="paragraph" style:parent-style-name="Standard">
      <style:text-properties fo:font-size="13pt" officeooo:rsid="0013f019" officeooo:paragraph-rsid="00147fda" style:font-size-asian="13pt" style:font-size-complex="13pt"/>
    </style:style>
    <style:style style:name="P8" style:family="paragraph" style:parent-style-name="Standard">
      <style:text-properties fo:font-size="13pt" officeooo:rsid="0013f019" officeooo:paragraph-rsid="0018f241" style:font-size-asian="13pt" style:font-size-complex="13pt"/>
    </style:style>
    <style:style style:name="P9" style:family="paragraph" style:parent-style-name="Standard">
      <style:text-properties fo:font-size="13pt" officeooo:rsid="001247e0" officeooo:paragraph-rsid="0010e1e9" style:font-size-asian="13pt" style:font-size-complex="13pt"/>
    </style:style>
    <style:style style:name="P10" style:family="paragraph" style:parent-style-name="Standard">
      <style:text-properties fo:font-size="13pt" officeooo:rsid="001247e0" officeooo:paragraph-rsid="0018f241" style:font-size-asian="13pt" style:font-size-complex="13pt"/>
    </style:style>
    <style:style style:name="P11" style:family="paragraph" style:parent-style-name="Standard">
      <style:text-properties fo:font-size="13pt" officeooo:rsid="0018f241" officeooo:paragraph-rsid="0018f241" style:font-size-asian="13pt" style:font-size-complex="13pt"/>
    </style:style>
    <style:style style:name="P12" style:family="paragraph" style:parent-style-name="Standard">
      <style:text-properties fo:font-size="13pt" officeooo:rsid="001962d1" officeooo:paragraph-rsid="001962d1" style:font-size-asian="13pt" style:font-size-complex="13pt"/>
    </style:style>
    <style:style style:name="P13" style:family="paragraph" style:parent-style-name="Standard">
      <style:text-properties fo:font-size="14pt" officeooo:rsid="0010e1e9" officeooo:paragraph-rsid="0010e1e9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officeooo:rsid="0010e1e9" officeooo:paragraph-rsid="0018f241" style:font-size-asian="14pt" style:font-size-complex="14pt"/>
    </style:style>
    <style:style style:name="P15" style:family="paragraph" style:parent-style-name="Standard">
      <style:text-properties fo:font-size="14pt" officeooo:rsid="0018f241" officeooo:paragraph-rsid="0018f241" style:font-size-asian="14pt" style:font-size-complex="14pt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officeooo:rsid="001247e0" style:font-size-asian="17.5pt" style:font-size-complex="20pt"/>
    </style:style>
    <style:style style:name="T3" style:family="text">
      <style:text-properties officeooo:rsid="0013f019"/>
    </style:style>
    <style:style style:name="T4" style:family="text">
      <style:text-properties officeooo:rsid="00147fda"/>
    </style:style>
    <style:style style:name="T5" style:family="text">
      <style:text-properties officeooo:rsid="001517ab"/>
    </style:style>
    <style:style style:name="T6" style:family="text">
      <style:text-properties officeooo:rsid="0018f241"/>
    </style:style>
    <style:style style:name="T7" style:family="text">
      <style:text-properties officeooo:rsid="001962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">Laporan</text:span><text:span text:style-name="T1"> Jurnal Praktik</text:span></text:p>
      <text:p text:style-name="P14"><text:span text:style-name="T1"/></text:p>
      <text:p text:style-name="P5">Nama : Irsyad Husni Aqiila</text:p>
      <text:p text:style-name="P15">Kode Pembelajaran : RPL/01</text:p>
      <text:p text:style-name="P5">Kelas : XI RPL 1</text:p>
      <text:p text:style-name="P6">Guru : - Pa Wildan </text:p>
      <text:p text:style-name="P6"><text:s text:c="11"/>- Pa Agung</text:p>
      <text:p text:style-name="P6"><text:s text:c="11"/>- Kang Candra Herdiansyah</text:p>
      <text:p text:style-name="P1"><text:span text:style-name="T1"/></text:p>
      <text:p text:style-name="P9"/>
      <text:p text:style-name="P2">1. Materi Pembelajaran : * Struktur Dasar PHP <text:s text:c="15"/>* <text:span text:style-name="T3">Operator Dalam PHP</text:span></text:p>
      <text:p text:style-name="P3"><text:tab/><text:tab/><text:tab/> <text:s text:c="7"/>* <text:span text:style-name="T3">Mengenal PHP <text:s text:c="22"/>* Komentar Program</text:span></text:p>
      <text:p text:style-name="P3"><text:tab/><text:tab/><text:tab/> <text:s text:c="7"/>* <text:span text:style-name="T3">Variabel</text:span></text:p>
      <text:p text:style-name="P3"><text:tab/><text:tab/><text:tab/> <text:s text:c="7"/>* <text:span text:style-name="T3">Tipe Data</text:span></text:p>
      <text:p text:style-name="P3"><text:tab/><text:tab/><text:tab/> <text:s text:c="7"/>* <text:span text:style-name="T3">Konstanta</text:span></text:p>
      <text:p text:style-name="P3"/>
      <text:p text:style-name="P8">2. Tujuan Pembelajaran :</text:p>
      <text:p text:style-name="P8"/>
      <text:p text:style-name="P8">* Mengetahui <text:span text:style-name="T6">Apa Itu Struktur Dasar PHP</text:span></text:p>
      <text:p text:style-name="P10">* <text:span text:style-name="T4">Belajar Tentang Variabel</text:span></text:p>
      <text:p text:style-name="P10">* <text:span text:style-name="T4">Belajar Tentang Tipe Data</text:span></text:p>
      <text:p text:style-name="P10">* <text:span text:style-name="T4">Mengenal Tentang Konstanta</text:span></text:p>
      <text:p text:style-name="P10">* <text:span text:style-name="T6">Mengenal Operator Dalam PHP</text:span></text:p>
      <text:p text:style-name="P10">* <text:span text:style-name="T4">Belajar Tentang Komentar Pada Program</text:span></text:p>
      <text:p text:style-name="P3"/>
      <text:p text:style-name="P8">3. Alat &amp; Bahan :</text:p>
      <text:p text:style-name="P8">* Lapto<text:span text:style-name="T6">p</text:span></text:p>
      <text:p text:style-name="P8">* <text:span text:style-name="T4">VsCode</text:span></text:p>
      <text:p text:style-name="P8">* <text:span text:style-name="T5">Buku </text:span></text:p>
      <text:p text:style-name="P4">* <text:span text:style-name="T5">Pulpen</text:span></text:p>
      <text:p text:style-name="P4"/>
      <text:p text:style-name="P11">4. Langkah Pembelajaran :</text:p>
      <text:p text:style-name="P11">A. Persiapan:</text:p>
      <text:p text:style-name="P11">1.Siswa Baris Di Depan Kelas </text:p>
      <text:p text:style-name="P11">2.Siswa Berdoa Bersama</text:p>
      <text:p text:style-name="P11">3.Siswa Masuk Ke Dalam Lab Dengan Tertib</text:p>
      <text:p text:style-name="P11">4.Siswa Mengambil Laptop Setelah Selesai Mengabsen</text:p>
      <text:p text:style-name="P11"/>
      <text:p text:style-name="P11">B. Kegiatan Inti:</text:p>
      <text:p text:style-name="P11">- Guru <text:span text:style-name="T7">Menyuruh Siswa Untuk Mencatat Materi</text:span></text:p>
      <text:p text:style-name="P12">- Guru Mempraktekan Materi Di Komputer</text:p>
      <text:p text:style-name="P11">- <text:span text:style-name="T7">Guru Menerangkan Materi Kepada Siswa </text:span></text:p>
      <text:p text:style-name="P12">- Guru Memberikan Soal Latihan Kepada Siswa</text:p>
      <text:p text:style-name="P12"/>
      <text:p text:style-name="P12">C. Penutup:</text:p>
      <text:p text:style-name="P12">- Siswa Membereskan Laptop Dan Alat Alat Yang Lainnya.</text:p>
      <text:p text:style-name="P12"><text:soft-page-break/>D. Kesimpulan:</text:p>
      <text:p text:style-name="P12">Siswa Dapat Mengerti Materi Yang Tadi Guru Terangkan.</text:p>
      <text:p text:style-name="P11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0:57:58.196098751</meta:creation-date>
    <dc:date>2019-10-19T12:15:03.100100925</dc:date>
    <meta:editing-duration>PT1H11M5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9" meta:word-count="179" meta:character-count="1129" meta:non-whitespace-character-count="882"/>
  </office:meta>
</office:document-meta>
</file>